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Courier New3" fo:font-size="11pt" style:font-size-asian="11pt" style:font-size-complex="11pt"/>
    </style:style>
    <style:style style:name="P3"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6 Bitwise Operators </text:h>
      <text:p text:style-name="P1"/>
      <text:p text:style-name="P1">FreeBasic includes a number of operators that manipulate the bits of a number.</text:p>
      <text:p text:style-name="P1">The following table lists the bitwise operators in order of their precedence. That is, thefirst row has the highest precedence while lower rows have lower precedence. </text:p>
      <text:p text:style-name="P1"/>
      <text:p text:style-name="P1">Operator Syntax Truth Table Comments </text:p>
      <text:p text:style-name="P1">Not (Bitwise negation) B = NOT expression NOT 0 = 1 </text:p>
      <text:p text:style-name="P1">NOT 1 = 0 </text:p>
      <text:p text:style-name="P1">Inverts operand bit;</text:p>
      <text:p text:style-name="P1">turns a 1 into 0 and a 0 </text:p>
      <text:p text:style-name="P1">into 1. </text:p>
      <text:p text:style-name="P1">And (Bitwiseconjunction) </text:p>
      <text:p text:style-name="P1">B = expression ANDexpression </text:p>
      <text:p text:style-name="P1">0 AND 0 = 0 </text:p>
      <text:p text:style-name="P1">1 AND 0 = 0 </text:p>
      <text:p text:style-name="P1">0 AND 1 = 0 </text:p>
      <text:p text:style-name="P1">1 AND 1 = 1 </text:p>
      <text:p text:style-name="P1">Result bit is 1 only ifboth operand bits are 1. </text:p>
      <text:p text:style-name="P1">Or (Bitwisedisjunction) </text:p>
      <text:p text:style-name="P1">B = expression ORexpression </text:p>
      <text:p text:style-name="P1">0 OR 0 = 0 </text:p>
      <text:p text:style-name="P1">1 OR 0 = 1 </text:p>
      <text:p text:style-name="P1">0 OR 1 = 1 </text:p>
      <text:p text:style-name="P1">1 OR 1 = 1 </text:p>
      <text:p text:style-name="P1">Result bit is 1 if either </text:p>
      <text:p text:style-name="P1">or both operand bits is1. </text:p>
      <text:p text:style-name="P1">Xor (Bitwiseexclusion) </text:p>
      <text:p text:style-name="P1">B = expression XORexpression </text:p>
      <text:p text:style-name="P1">0 XOR 0 = 0 </text:p>
      <text:p text:style-name="P1">1 XOR 0 = 1 </text:p>
      <text:p text:style-name="P1">0 XOR 1 = 1 </text:p>
      <text:p text:style-name="P1">1 XOR 1 = 0 </text:p>
      <text:p text:style-name="P1">Result bit is 1 if operandbits are different. </text:p>
      <text:p text:style-name="P1">Eqv (Bitwiseequivalence) </text:p>
      <text:p text:style-name="P1">B = expression EQVexpression </text:p>
      <text:p text:style-name="P1">0 EQV 0 = 1 </text:p>
      <text:p text:style-name="P1">1 EQV 0 = 0 </text:p>
      <text:p text:style-name="P1">0 EQV 1 = 0 </text:p>
      <text:p text:style-name="P1">1 EQV 1 = 1 </text:p>
      <text:p text:style-name="P1">Result bit is 1 if both </text:p>
      <text:p text:style-name="P1">operand bits are 0 or 1. </text:p>
      <text:p text:style-name="P1">Imp (Bitwiseimplication) </text:p>
      <text:p text:style-name="P1">B = expression IMPexpression </text:p>
      <text:p text:style-name="P1">0 IMP 0 = 1 </text:p>
      <text:p text:style-name="P1">1 IMP 0 = 0 </text:p>
      <text:p text:style-name="P1">0 IMP 1 = 1 </text:p>
      <text:p text:style-name="P1">1 IMP 1 = 1 </text:p>
      <text:p text:style-name="P1"><text:soft-page-break/>Result bit is 0 if first bit </text:p>
      <text:p text:style-name="P1">is 1 and second bit is 0, </text:p>
      <text:p text:style-name="P1">otherwise result is 1. </text:p>
      <text:p text:style-name="P1"/>
      <text:p text:style-name="P1">Table 6.1: Bitwise Operators </text:p>
      <text:p text:style-name="P1"/>
      <text:p text:style-name="P1">The truth table column indicates the operation on the individual bits. The order ofthe bits are not important except for the IMP operator which tests the bits of the secondoperand using the bits from the first operand. </text:p>
      <text:p text:style-name="P1"/>
      <text:p text:style-name="P1">The NOT Operator </text:p>
      <text:p text:style-name="P1"/>
      <text:p text:style-name="P1">You saw the NOT operator at work in the two's complement section. The followingprogram performs the same two's complement operation. </text:p>
      <text:p text:style-name="P1"/>
      <text:p text:style-name="P1">1 </text:p>
      <text:p text:style-name="P1">Option Explicit </text:p>
      <text:p text:style-name="P1">2 </text:p>
      <text:p text:style-name="P1">3 </text:p>
      <text:p text:style-name="P1">Dim As Byte myByte = 5 </text:p>
      <text:p text:style-name="P1">4 </text:p>
      <text:p text:style-name="P1">5 </text:p>
      <text:p text:style-name="P1">'5 in decimal and binary </text:p>
      <text:p text:style-name="P1">6 </text:p>
      <text:p text:style-name="P1">Print "myByte:";myByte," Binary: ";Bin(myByte) </text:p>
      <text:p text:style-name="P1"/>
      <text:p text:style-name="P1"/>
      <text:p text:style-name="P1"/>
      <text:p text:style-name="P1">7 </text:p>
      <text:p text:style-name="P1">'Apply NOT operator </text:p>
      <text:p text:style-name="P1">8 </text:p>
      <text:p text:style-name="P1">myByte = Not myByte </text:p>
      <text:p text:style-name="P1">9 </text:p>
      <text:p text:style-name="P1">'Value after NOT operation </text:p>
      <text:p text:style-name="P1">10 </text:p>
      <text:p text:style-name="P1">Print "NOT myByte: ";myByte," Binary: ";Bin(myByte) </text:p>
      <text:p text:style-name="P1">11 </text:p>
      <text:p text:style-name="P1">'Add 1 after NOT operation </text:p>
      <text:p text:style-name="P1">12 </text:p>
      <text:p text:style-name="P1">myByte = myByte + 1 </text:p>
      <text:p text:style-name="P1">13 </text:p>
      <text:p text:style-name="P1">'Print result = 5 </text:p>
      <text:p text:style-name="P1">in decimal and binary </text:p>
      <text:p text:style-name="P1">14 </text:p>
      <text:p text:style-name="P1">Print "myByte + 1: ";myByte," Binary: ";Bin(myByte) </text:p>
      <text:p text:style-name="P1">15 </text:p>
      <text:p text:style-name="P1">16 </text:p>
      <text:p text:style-name="P1">Sleep </text:p>
      <text:p text:style-name="P1">17 </text:p>
      <text:p text:style-name="P1">End </text:p>
      <text:p text:style-name="P1"><text:soft-page-break/></text:p>
      <text:p text:style-name="P1"/>
      <text:p text:style-name="P1">Listing 6.1: not.bas </text:p>
      <text:p text:style-name="P1"/>
      <text:p text:style-name="P1"><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1">The result of the operation is printed to the console window in line 10. In line 12, 1 isadded to the result as required by the two's complement method. The result of thisoperation id printed in line 14. The program is closed in the usual way. </text:p>
      <text:p text:style-name="P1"/>
      <text:p text:style-name="P1">When the program is run, you should see the following output. </text:p>
      <text:p text:style-name="P1"/>
      <text:p text:style-name="P1">myByte: 5 Binary: 101 </text:p>
      <text:p text:style-name="P1"/>
      <text:p text:style-name="P1"/>
      <text:p text:style-name="P1">NOT myByte: 6 </text:p>
      <text:p text:style-name="P1">Binary: 11111010 </text:p>
      <text:p text:style-name="P1"/>
      <text:p text:style-name="P1"/>
      <text:p text:style-name="P1">myByte + 1: 5 </text:p>
      <text:p text:style-name="P1">Binary: 11111011 </text:p>
      <text:p text:style-name="P1"/>
      <text:p text:style-name="P1"/>
      <text:p text:style-name="P1">Output 6.1: Output of not.bas</text:p>
      <text:p text:style-name="P1"/>
      <text:p text:style-name="P1"><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1"/>
      <text:h text:style-name="Heading_20_2" text:outline-level="2">The AND Operator </text:h>
      <text:p text:style-name="P1"/>
      <text:p text:style-name="P1">The AND operator can be used to test if an individual bit is 1 or 0 by using a maskvalue to test for the bit position as the following program illustrates. </text:p>
      <text:p text:style-name="P1"/>
      <text:p text:style-name="P1">1 </text:p>
      <text:p text:style-name="P1">Option Explicit </text:p>
      <text:p text:style-name="P1">2 </text:p>
      <text:p text:style-name="P1">3 </text:p>
      <text:p text:style-name="P1">'Declare working variable and mask value </text:p>
      <text:p text:style-name="P1">4 </text:p>
      <text:p text:style-name="P1">'The mask will test the 3rd bit position, i.e. 4 </text:p>
      <text:p text:style-name="P1">5 </text:p>
      <text:p text:style-name="P1">Dim As Byte myByte = 5, Mask = 4 </text:p>
      <text:p text:style-name="P1">6 </text:p>
      <text:p text:style-name="P1"/>
      <text:p text:style-name="P1"><text:soft-page-break/></text:p>
      <text:p text:style-name="P1"/>
      <text:p text:style-name="P1"/>
      <text:p text:style-name="P1"/>
      <text:p text:style-name="P1">'Print decimal and binary values </text:p>
      <text:p text:style-name="P1">Print "Testing 3rd bit position (from right)" </text:p>
      <text:p text:style-name="P1">Print "myByte:";myByte," Binary: ";Bin(myByte) </text:p>
      <text:p text:style-name="P1">Print "Mask: ";Mask," Binary: ";Bin(Mask) </text:p>
      <text:p text:style-name="P1"/>
      <text:p text:style-name="P1"/>
      <text:p text:style-name="P1">'Check to see if 3rd bit is set </text:p>
      <text:p text:style-name="P1">If (myByte And Mask) = 4 Then </text:p>
      <text:p text:style-name="P1">Print "3rd bit is 1" </text:p>
      <text:p text:style-name="P1">Else</text:p>
      <text:p text:style-name="P1"/>
      <text:p text:style-name="P1"/>
      <text:p text:style-name="P1"><text:s/>Print "3rd bit is 0" </text:p>
      <text:p text:style-name="P1">End If </text:p>
      <text:p text:style-name="P1">Print </text:p>
      <text:p text:style-name="P1"/>
      <text:p text:style-name="P1"/>
      <text:p text:style-name="P1">'The mask will test the 2nd bit position, i.e. 2 </text:p>
      <text:p text:style-name="P1">Mask = 2 </text:p>
      <text:p text:style-name="P1">'Print decimal and binary values </text:p>
      <text:p text:style-name="P1">Print "Testing 2nd bit position (from right)" </text:p>
      <text:p text:style-name="P1">Print "myByte:";myByte," Binary: ";Bin(myByte) </text:p>
      <text:p text:style-name="P1">Print "Mask: ";Mask," Binary: ";Bin(Mask) </text:p>
      <text:p text:style-name="P1"/>
      <text:p text:style-name="P1"/>
      <text:p text:style-name="P1">'Check to see if 2nd bit is set </text:p>
      <text:p text:style-name="P1">If (myByte And Mask) = 4 Then </text:p>
      <text:p text:style-name="P1">Print "2nd bit is 1" </text:p>
      <text:p text:style-name="P1">Else </text:p>
      <text:p text:style-name="P1">Print "2nd bit is 0" </text:p>
      <text:p text:style-name="P1">End If </text:p>
      <text:p text:style-name="P1"/>
      <text:p text:style-name="P1"/>
      <text:p text:style-name="P1">Sleep </text:p>
      <text:p text:style-name="P1">End </text:p>
      <text:p text:style-name="P1"/>
      <text:p text:style-name="P1"/>
      <text:p text:style-name="P1">Listing 6.2: and.bas </text:p>
      <text:p text:style-name="P1"/>
      <text:p text:style-name="P1"><text:tab/>Analysis: In line 5 the working variables are declared and initialized. The firstsection of the program is testing for the third bit position of myByte, which is bit 22, or </text:p>
      <text:p text:style-name="P1">decimal 4. Lines 8 through 10 print out the heading, decimal and binary values for thevariables. The If statement in line 13 uses the AND operator to test for a 1 in the 3rd bit </text:p>
      <text:p text:style-name="P1">position, and since binary 5 contains a one in this position, the program will execute <text:soft-page-break/>thecode immediately following the Then keyword. </text:p>
      <text:p text:style-name="P1"/>
      <text:p text:style-name="P1">Line 21 sets the mask value to 2 to test for a 1 in the second bit position, which is </text:p>
      <text:p text:style-name="P1">21 or 2. Line 23 through 25 print out the header, decimal and binary values of thevariables. :ine 28 uses the AND operator to test for a 1, and since binary 5 has a 0 in thisposition, the program will execute the code immediately following hr Else keyword. </text:p>
      <text:p text:style-name="P1"/>
      <text:p text:style-name="P1">Running the program produces the following output. </text:p>
      <text:p text:style-name="P1"/>
      <text:p text:style-name="P1"/>
      <text:p text:style-name="P1"/>
      <text:p text:style-name="P1">Testing 3rd bit position (from right) </text:p>
      <text:p text:style-name="P1">myByte: 5 Binary: 101 </text:p>
      <text:p text:style-name="P1">Mask: 4 Binary: 100 </text:p>
      <text:p text:style-name="P1">3rd bit is 1 </text:p>
      <text:p text:style-name="P1"/>
      <text:p text:style-name="P1"/>
      <text:p text:style-name="P1">Testing 2nd bit position (from right) </text:p>
      <text:p text:style-name="P1">myByte: 5 Binary: 101 </text:p>
      <text:p text:style-name="P1">Mask: 2 Binary: 10 </text:p>
      <text:p text:style-name="P1">2nd bit is 0 </text:p>
      <text:p text:style-name="P1"/>
      <text:p text:style-name="P1"/>
      <text:p text:style-name="P1">Listing 6.3: Output of and.bas </text:p>
      <text:p text:style-name="P1"/>
      <text:p text:style-name="P1">Looking at the binary values you can see how the bits line up and how the ANDoperator can test for individual bits. 5 in binary has a bit set in the 20 (1) and 22 (4) </text:p>
      <text:p text:style-name="P1">position. Setting the mask value to 4 sets bit position 22 to 1 and all other bit positions to </text:p>
      <text:p text:style-name="P1"/>
      <text:p text:style-name="P1">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1">The second portion of the program test for the 21 position of myByte. Since thisposition contains a 0 in myByte, the value returned from the expression (myByte And </text:p>
      <text:p text:style-name="P1">Mask) does not match the target value, so the code following the Else clause if executed. </text:p>
      <text:p text:style-name="P1"/>
      <text:h text:style-name="Heading_20_2" text:outline-level="2">The OR Operator </text:h>
      <text:p text:style-name="P1"/>
      <text:p text:style-name="P1">You can use the OR operator to set multiple values in a single variable. TheWindows API uses this technique to set flags for objects such as the styles of a window.</text:p>
      <text:p text:style-name="P1">The following program illustrates this concept. </text:p>
      <text:p text:style-name="P1"/>
      <text:p text:style-name="P1">1 </text:p>
      <text:p text:style-name="P1">Option Explicit </text:p>
      <text:p text:style-name="P1"><text:soft-page-break/>2 </text:p>
      <text:p text:style-name="P1">3 </text:p>
      <text:p text:style-name="P1">'Declare working variable </text:p>
      <text:p text:style-name="P1">4 </text:p>
      <text:p text:style-name="P1">Dim As Byte myByte, Mask </text:p>
      <text:p text:style-name="P1">5 </text:p>
      <text:p text:style-name="P1">6 </text:p>
      <text:p text:style-name="P1">'Set the flags in the byte </text:p>
      <text:p text:style-name="P1">7 </text:p>
      <text:p text:style-name="P1">myByte = 2 </text:p>
      <text:p text:style-name="P1">8 </text:p>
      <text:p text:style-name="P1">myByte = myByte Or 4 </text:p>
      <text:p text:style-name="P1">9 </text:p>
      <text:p text:style-name="P1">'Print decimal and binary values </text:p>
      <text:p text:style-name="P1">10 </text:p>
      <text:p text:style-name="P1">Print "myByte set to 2 and 4" </text:p>
      <text:p text:style-name="P1">11 </text:p>
      <text:p text:style-name="P1">Print "myByte:";myByte," Binary: ";Bin(myByte) </text:p>
      <text:p text:style-name="P1">12 </text:p>
      <text:p text:style-name="P1">Print </text:p>
      <text:p text:style-name="P1">13 </text:p>
      <text:p text:style-name="P1">'Set the mask to 2 </text:p>
      <text:p text:style-name="P1">14 </text:p>
      <text:p text:style-name="P1">mask = 2 </text:p>
      <text:p text:style-name="P1">15 </text:p>
      <text:p text:style-name="P1">Print "Testing for 2" </text:p>
      <text:p text:style-name="P1">16 </text:p>
      <text:p text:style-name="P1">'Check for 2 value </text:p>
      <text:p text:style-name="P1"/>
      <text:p text:style-name="P1"/>
      <text:p text:style-name="P1">17 </text:p>
      <text:p text:style-name="P1">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33 </text:p>
      <text:p text:style-name="P1">34 </text:p>
      <text:p text:style-name="P1">35 </text:p>
      <text:p text:style-name="P1">36 </text:p>
      <text:p text:style-name="P1"><text:soft-page-break/>37 </text:p>
      <text:p text:style-name="P1">38 </text:p>
      <text:p text:style-name="P1">39 </text:p>
      <text:p text:style-name="P1">40 </text:p>
      <text:p text:style-name="P1">41 </text:p>
      <text:p text:style-name="P1">42 </text:p>
      <text:p text:style-name="P1">43 </text:p>
      <text:p text:style-name="P1">44 </text:p>
      <text:p text:style-name="P1"/>
      <text:p text:style-name="P1"/>
      <text:p text:style-name="P1">If (myByte And Mask) = 2 Then </text:p>
      <text:p text:style-name="P1">Print "myByte contains 2" </text:p>
      <text:p text:style-name="P1">Else</text:p>
      <text:p text:style-name="P1"/>
      <text:p text:style-name="P1"/>
      <text:p text:style-name="P1"><text:s/>Print "myByte doesn't contains 2" </text:p>
      <text:p text:style-name="P1">End If </text:p>
      <text:p text:style-name="P1">Print </text:p>
      <text:p text:style-name="P1">'Set the mask value to 4 </text:p>
      <text:p text:style-name="P1">Mask = 4 </text:p>
      <text:p text:style-name="P1">'Print decimal and binary values </text:p>
      <text:p text:style-name="P1">Print "Testing for 4" </text:p>
      <text:p text:style-name="P1">If (myByte And Mask) = 4 Then</text:p>
      <text:p text:style-name="P1"/>
      <text:p text:style-name="P1"/>
      <text:p text:style-name="P1"><text:s/>Print "myByte contains 4" </text:p>
      <text:p text:style-name="P1">Else</text:p>
      <text:p text:style-name="P1"/>
      <text:p text:style-name="P1"/>
      <text:p text:style-name="P1"><text:s/>Print "myByte doesn't contain 4" </text:p>
      <text:p text:style-name="P1">End If </text:p>
      <text:p text:style-name="P1">Print </text:p>
      <text:p text:style-name="P1">'Set the mask value to 8 </text:p>
      <text:p text:style-name="P1">Mask = 8 </text:p>
      <text:p text:style-name="P1">'Print decimal and binary values </text:p>
      <text:p text:style-name="P1">Print "Testing for 8" </text:p>
      <text:p text:style-name="P1">If (myByte And Mask) = 8 Then</text:p>
      <text:p text:style-name="P1"/>
      <text:p text:style-name="P1"/>
      <text:p text:style-name="P1"><text:s/>Print "myByte contains 8" </text:p>
      <text:p text:style-name="P1">Else </text:p>
      <text:p text:style-name="P1">Print "myByte doesn't contain 8" </text:p>
      <text:p text:style-name="P1">End If </text:p>
      <text:p text:style-name="P1"/>
      <text:p text:style-name="P1"/>
      <text:p text:style-name="P1">Sleep </text:p>
      <text:p text:style-name="P1">End </text:p>
      <text:p text:style-name="P1"/>
      <text:p text:style-name="P1"/>
      <text:p text:style-name="P1">Listing 6.4: or.bas </text:p>
      <text:p text:style-name="P1"><text:soft-page-break/></text:p>
      <text:p text:style-name="P1"><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1">the program will execute the code immediately following the Then clause. Lines 24through 31 use the same procedure to test for the value of 4. Since myByte contains a 4,</text:p>
      <text:p text:style-name="P1">the program will print out the text “myByte contains a 4”. In lines 34 through 41, myByteis tested for 8, which is does not contains so the code in line 40 will be executed. </text:p>
      <text:p text:style-name="P1"/>
      <text:p text:style-name="P1">When you run the program, you should get the following output. </text:p>
      <text:p text:style-name="P1"/>
      <text:p text:style-name="P1"/>
      <text:p text:style-name="P1"/>
      <text:p text:style-name="P1">myByte set to 2 and 4 </text:p>
      <text:p text:style-name="P1"/>
      <text:p text:style-name="P1"/>
      <text:p text:style-name="P1">myByte: 6 Binary: 110 </text:p>
      <text:p text:style-name="P1"/>
      <text:p text:style-name="P1"/>
      <text:p text:style-name="P1">Testing for 2 </text:p>
      <text:p text:style-name="P1"/>
      <text:p text:style-name="P1"/>
      <text:p text:style-name="P1">myByte contains 2 </text:p>
      <text:p text:style-name="P1"/>
      <text:p text:style-name="P1"/>
      <text:p text:style-name="P1">Testing for 4 </text:p>
      <text:p text:style-name="P1"/>
      <text:p text:style-name="P1"/>
      <text:p text:style-name="P1">myByte contains 4 </text:p>
      <text:p text:style-name="P1"/>
      <text:p text:style-name="P1"/>
      <text:p text:style-name="P1">Testing for 8 </text:p>
      <text:p text:style-name="P1"/>
      <text:p text:style-name="P1"/>
      <text:p text:style-name="P1">myByte doesn't contain 8 </text:p>
      <text:p text:style-name="P1"/>
      <text:p text:style-name="P1"/>
      <text:p text:style-name="P1">Output 6.2: Output of or.bas </text:p>
      <text:p text:style-name="P1"/>
      <text:p text:style-name="P1">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1"/>
      <text:p text:style-name="P1">The XOR Operator </text:p>
      <text:p text:style-name="P1"/>
      <text:p text:style-name="P1"><text:soft-page-break/>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1"/>
      <text:p text:style-name="P1">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1"/>
      <text:p text:style-name="P1">XOR can also be used to swap the values of two variables as demonstrated in thefollowing program. </text:p>
      <text:p text:style-name="P1"/>
      <text:p text:style-name="P1">1 </text:p>
      <text:p text:style-name="P1">Option Explicit </text:p>
      <text:p text:style-name="P1">2 </text:p>
      <text:p text:style-name="P1">3 </text:p>
      <text:p text:style-name="P1">Dim As Integer myInt1 = 5, myInt2 = 10 </text:p>
      <text:p text:style-name="P1">4 </text:p>
      <text:p text:style-name="P1">5 </text:p>
      <text:p text:style-name="P1">Print "myInt1 = ";myInt1;" myInt2 = ";myInt2 </text:p>
      <text:p text:style-name="P1">6 </text:p>
      <text:p text:style-name="P1">Print "Swapping values..." </text:p>
      <text:p text:style-name="P1"/>
      <text:p text:style-name="P1"/>
      <text:p text:style-name="P1">7 </text:p>
      <text:p text:style-name="P1">myInt1 = myInt1 Xor myInt2 </text:p>
      <text:p text:style-name="P1">8 </text:p>
      <text:p text:style-name="P1">myInt2 = myInt1 Xor myInt2 </text:p>
      <text:p text:style-name="P1">9 </text:p>
      <text:p text:style-name="P1">myInt1 = myInt1 Xor myInt2 </text:p>
      <text:p text:style-name="P1">10 </text:p>
      <text:p text:style-name="P1">Print "myInt1 = ";myInt1;" myInt2 = ";myInt2 </text:p>
      <text:p text:style-name="P1">11 </text:p>
      <text:p text:style-name="P1">12 </text:p>
      <text:p text:style-name="P1">Sleep </text:p>
      <text:p text:style-name="P1">13 </text:p>
      <text:p text:style-name="P1">End </text:p>
      <text:p text:style-name="P1"/>
      <text:p text:style-name="P1"/>
      <text:p text:style-name="P1">Listing 6.5: xor.bas </text:p>
      <text:p text:style-name="P1"/>
      <text:p text:style-name="P1"><text:tab/>Analysis: In line 3 the working variables are declared and initialized. Line 5 <text:soft-page-break/>printsout the initial variable values. Lines 7 through 9 carry out the XOR operation. In line 7,</text:p>
      <text:p text:style-name="P1">MyInt1 is XORed with myInt2 to get an intermediate value which is stored in myInt1. Inline 8, the XOR operation returns the original value of myInt1 which is stored in myInt2.</text:p>
      <text:p text:style-name="P1">The third XOR operation in line 9 then returns the value of myInt2 from the intermediatevalue that was stored in myInt1 in line 7. Line 10 prints out the swapped values and theprogram is then closed in the usual way. </text:p>
      <text:p text:style-name="P1"/>
      <text:p text:style-name="P1">Running the program produces the following output. </text:p>
      <text:p text:style-name="P1"/>
      <text:p text:style-name="P1">myInt1 = 5 myInt2 = 10 </text:p>
      <text:p text:style-name="P1"/>
      <text:p text:style-name="P1"/>
      <text:p text:style-name="P1">Swapping values... </text:p>
      <text:p text:style-name="P1"/>
      <text:p text:style-name="P1"/>
      <text:p text:style-name="P1">myInt1 = 10 myInt2 = 5 </text:p>
      <text:p text:style-name="P1"/>
      <text:p text:style-name="P1"/>
      <text:p text:style-name="P1">Output 6.3: Output of xor.bas </text:p>
      <text:p text:style-name="P1"/>
      <text:p text:style-name="P1">As you can see the program was able to swap the two values without using atemporary variable because the XOR operator is able to flip the bits between two distinct </text:p>
      <text:p text:style-name="P1">states. </text:p>
      <text:p text:style-name="P1"/>
      <text:p text:style-name="P1">The EQV Operator </text:p>
      <text:p text:style-name="P1"/>
      <text:p text:style-name="P1">The EQV operator isn't used much as a bitwise operator, but it can be used to seeif two expressions are equivalent as the following program demonstrates. </text:p>
      <text:p text:style-name="P1"/>
      <text:p text:style-name="P2">Option Explicit</text:p>
      <text:p text:style-name="P2">#define False 0</text:p>
      <text:p text:style-name="P2">#define True NOT False</text:p>
      <text:p text:style-name="P2">Dim As Integer myInt1 = 4, myInt2 = 2</text:p>
      <text:p text:style-name="P2">Print "myInt1 = ";myInt1;" myInt2 = ";myInt2</text:p>
      <text:p text:style-name="P2">Print</text:p>
      <text:p text:style-name="P2">'Both statements are true so are equivalent.</text:p>
      <text:p text:style-name="P2">PRINT "Statement (myInt1 &lt; 5) eqv (myInt2 &gt; 1) ";</text:p>
      <text:p text:style-name="P2">If (myInt1 &lt; 5) Eqv (myInt2 &gt; 1) = True Then</text:p>
      <text:p text:style-name="P2"><text:tab/>Print "is equivalent."</text:p>
      <text:p text:style-name="P2">Else</text:p>
      <text:p text:style-name="P2"><text:tab/>Print "is not equivalent."</text:p>
      <text:p text:style-name="P2">End If</text:p>
      <text:p text:style-name="P2">Print</text:p>
      <text:p text:style-name="P2">'Both statements are false so are equivalent.</text:p>
      <text:p text:style-name="P2">Print "Statement (myInt1 &gt; 5) eqv (myInt2 &lt; 1) ";</text:p>
      <text:p text:style-name="P2">If (myInt1 &gt; 5) Eqv (myInt2 &lt; 1) = True Then</text:p>
      <text:p text:style-name="P2"><text:tab/>Print "is equivalent."</text:p>
      <text:p text:style-name="P2">Else</text:p>
      <text:p text:style-name="P2"><text:tab/>Print "is not equivalent."</text:p>
      <text:p text:style-name="P2"><text:soft-page-break/>End If</text:p>
      <text:p text:style-name="P2">Print</text:p>
      <text:p text:style-name="P2">'One is true, the other false so statement</text:p>
      <text:p text:style-name="P2">'is not equivalent.</text:p>
      <text:p text:style-name="P2">Print "Statement (myInt1 &gt; 5) eqv (myInt2 &lt; 1) ";</text:p>
      <text:p text:style-name="P2">If (myInt1 &gt; 3) Eqv (myInt2 &lt; 1) = True Then</text:p>
      <text:p text:style-name="P2"><text:tab/>Print "is equivalent."</text:p>
      <text:p text:style-name="P2">Else</text:p>
      <text:p text:style-name="P2"><text:tab/>Print "is not equivalent."</text:p>
      <text:p text:style-name="P2">End If</text:p>
      <text:p text:style-name="P2">SLEEP</text:p>
      <text:p text:style-name="P2">End</text:p>
      <text:p text:style-name="P1"/>
      <text:p text:style-name="P1"/>
      <text:p text:style-name="P1">Listing 6.6: eqv.bas </text:p>
      <text:p text:style-name="P1"/>
      <text:p text:style-name="P1"><text:tab/>Analysis: In lines 3 and 4, the values False and True are defined. FreeBasic uses -1 </text:p>
      <text:p text:style-name="P1">to indicate a True result from a logical operation such as that performed when executingan If statement. Since False is defined as 0, NOT False flips all the bits to 1, including thesign bit, making -1. </text:p>
      <text:p text:style-name="P1"/>
      <text:p text:style-name="P1">In line 6 the working variables are declared and initialized. Lines 12 through 18 testthe first 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1"/>
      <text:p text:style-name="P1">When the program is run, you will see the following output. </text:p>
      <text:p text:style-name="P1"/>
      <text:p text:style-name="P1"/>
      <text:p text:style-name="P1"/>
      <text:p text:style-name="P1">myInt1 = 4 myInt2 = 2 </text:p>
      <text:p text:style-name="P1"/>
      <text:p text:style-name="P1"/>
      <text:p text:style-name="P1">Statement (myInt1 &lt; 5) eqv (myInt2 &gt; 1) is equivalent. </text:p>
      <text:p text:style-name="P1"/>
      <text:p text:style-name="P1"/>
      <text:p text:style-name="P1">Statement (myInt1 &gt; 5) eqv (myInt2 &lt; 1) is equivalent. </text:p>
      <text:p text:style-name="P1"/>
      <text:p text:style-name="P1"/>
      <text:p text:style-name="P1">Statement (myInt1 &gt; 5) eqv (myInt2 &lt; 1) is not equivalent. </text:p>
      <text:p text:style-name="P1"/>
      <text:p text:style-name="P1"/>
      <text:p text:style-name="P1">Listing 6.7: Output of eqv.bas </text:p>
      <text:p text:style-name="P1"/>
      <text:p text:style-name="P1">It is important to realize that you are not testing to see if the expressions are Trueor <text:soft-page-break/>False. You are only testing to see if the expressions are equivalent to each other. To putit 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1"/>
      <text:p text:style-name="P1">The IMP Operator </text:p>
      <text:p text:style-name="P1"/>
      <text:p text:style-name="P1">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1"/>
      <text:p text:style-name="P1">Caution Exercise caution when using bitwise operators with arithmetic operators,</text:p>
      <text:p text:style-name="P1">as the result may not be what you expect. When used in logical expressions, such as inan If statement, make sure the bitwise operators operate on either the True or Falsevalues of complete expressions to avoid evaluation problems. </text:p>
      <text:p text:style-name="P1"/>
      <text:p text:style-name="P1">Shortcut Bitwise Operators </text:p>
      <text:p text:style-name="P1"/>
      <text:p text:style-name="P1">The bitwise operators, like the arithmetic operators, can be written in shorthandform. The following table lists the shortcut versions of the bitwise operators. </text:p>
      <text:p text:style-name="P1"/>
      <text:p text:style-name="P1">Operator Syntax Comment </text:p>
      <text:p text:style-name="P1">And= B And= C This is the same as B = B </text:p>
      <text:p text:style-name="P1">And C. </text:p>
      <text:p text:style-name="P1">Or= B Or= C This is the same as B = B Or </text:p>
      <text:p text:style-name="P1">C. </text:p>
      <text:p text:style-name="P1">Xor= B Xor= C This is the same as B = B </text:p>
      <text:p text:style-name="P1">Xor C. </text:p>
      <text:p text:style-name="P1">Eqv= B Eqv = C This is the same as B = B </text:p>
      <text:p text:style-name="P1">Eqv C. </text:p>
      <text:p text:style-name="P1"/>
      <text:p text:style-name="P1">Operator Syntax Comment </text:p>
      <text:p text:style-name="P1">Imp= B Imp= C This is the same as B = B </text:p>
      <text:p text:style-name="P1">Imp C. </text:p>
      <text:p text:style-name="P1"/>
      <text:p text:style-name="P1">Table 6.2: Shortcut Bitwise Operators </text:p>
      <text:p text:style-name="P1"/>
      <text:p text:style-name="P1">The SHL and SHR Operators </text:p>
      <text:p text:style-name="P1"/>
      <text:p text:style-name="P1">SHL stands for shift left and SHR stands for shift right. As the names imply, theseoperators shift the bits of a byte or integer-type variable either left or right. The followingtable shows the syntax diagram of both operators. </text:p>
      <text:p text:style-name="P1"/>
      <text:p text:style-name="P1">Operator Syntax Comments </text:p>
      <text:p text:style-name="P1">SHL (Shift bits left) B = variable SHL </text:p>
      <text:p text:style-name="P1"><text:soft-page-break/>number </text:p>
      <text:p text:style-name="P1">Shifts the bits of variable left number of </text:p>
      <text:p text:style-name="P1">places. </text:p>
      <text:p text:style-name="P1">SHR (Shift bits right) B = variable SHR </text:p>
      <text:p text:style-name="P1">number </text:p>
      <text:p text:style-name="P1">Shifts the bits of variable right number ofplaces. </text:p>
      <text:p text:style-name="P1"/>
      <text:p text:style-name="P1">Table 6.3: SHL and SHR Operators </text:p>
      <text:p text:style-name="P1"/>
      <text:p text:style-name="P1">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1">the bit left, makes 0000 0010, putting the 1 bit in the 21 position, which evaluates to 2.</text:p>
      <text:p text:style-name="P1">This is the same as 1*2. Shifting left again puts the bit at the 22 position, 0000 0100which evaluates to 4, or 2 *2. Shifting the bit right puts the 1 back in the 21 position,</text:p>
      <text:p text:style-name="P1">0000 0010, which evaluates to 2, or 4/2. Shifting right again puts the 1 bit in the 20 </text:p>
      <text:p text:style-name="P1">position, 0000 0001, which is 1 or 2/2. </text:p>
      <text:p text:style-name="P1"/>
      <text:p text:style-name="P1">The shift operation can be used as a replacement for multiplication or division ifyou are working with powers of 2, but it is primarily used to pack data items intovariables, or to retrieve data items from variables. You saw this demonstrated in the </text:p>
      <text:p text:style-name="P1">MAKDWORD macro which was defined as #define MAKDWORD(x,y) (cint(x) shl 16 or </text:p>
      <text:p text:style-name="P1">cint(y)). </text:p>
      <text:p text:style-name="P1"/>
      <text:p text:style-name="P1">In this macro, the value of x is converted to an integer, and then shifted left 16 bitsinto the high word. An integer is 4 bytes and can be represented as 00000000 00000000 </text:p>
      <text:p text:style-name="P1">00000000 00000001 . Shifting 16 bits left makes 00000000 00000001 00000000 </text:p>
      <text:p text:style-name="P1">00000000. Remember that a word is two bytes, so the 1 has been shifted to the highword of the integer. You can then use the Hiword function to retrieve this value. </text:p>
      <text:p text:style-name="P1"/>
      <text:p text:style-name="P1">The following program shows the SHL and SHR operators. </text:p>
      <text:p text:style-name="P1"/>
      <text:p text:style-name="P1">1 </text:p>
      <text:p text:style-name="P1">Option Explicit </text:p>
      <text:p text:style-name="P1">2 </text:p>
      <text:p text:style-name="P1">3 </text:p>
      <text:p text:style-name="P1">Dim As Uinteger myInt = 1, i </text:p>
      <text:p text:style-name="P1">4 </text:p>
      <text:p text:style-name="P1">5 </text:p>
      <text:p text:style-name="P1">'Multiply by powers of 2 </text:p>
      <text:p text:style-name="P1">6 </text:p>
      <text:p text:style-name="P1">Print "Shifting left..." </text:p>
      <text:p text:style-name="P1"/>
      <text:p text:style-name="P1"/>
      <text:p text:style-name="P1"/>
      <text:p text:style-name="P1">7 </text:p>
      <text:p text:style-name="P1">Print "myInt = ";myInt </text:p>
      <text:p text:style-name="P1">8 </text:p>
      <text:p text:style-name="P1"><text:soft-page-break/>For i = 1 To 89 </text:p>
      <text:p text:style-name="P1">myInt = myInt Shl 110 </text:p>
      <text:p text:style-name="P1">Print "myInt = ";myInt </text:p>
      <text:p text:style-name="P1">11 </text:p>
      <text:p text:style-name="P1">Next </text:p>
      <text:p text:style-name="P1">12 </text:p>
      <text:p text:style-name="P1">Print </text:p>
      <text:p text:style-name="P1">13 </text:p>
      <text:p text:style-name="P1">'Divide by powers of 2 </text:p>
      <text:p text:style-name="P1">14 </text:p>
      <text:p text:style-name="P1">Print "Shifting right..." </text:p>
      <text:p text:style-name="P1">15 </text:p>
      <text:p text:style-name="P1">Print "myInt = ";myInt </text:p>
      <text:p text:style-name="P1">16 </text:p>
      <text:p text:style-name="P1">For i = 1 To 817 </text:p>
      <text:p text:style-name="P1">myInt = myInt Shr 118 </text:p>
      <text:p text:style-name="P1">Print "myInt = ";myInt </text:p>
      <text:p text:style-name="P1">19 </text:p>
      <text:p text:style-name="P1">Next </text:p>
      <text:p text:style-name="P1">20 </text:p>
      <text:p text:style-name="P1">21 </text:p>
      <text:p text:style-name="P1">Sleep </text:p>
      <text:p text:style-name="P1">22 </text:p>
      <text:p text:style-name="P1">End </text:p>
      <text:p text:style-name="P1"/>
      <text:p text:style-name="P1"/>
      <text:p text:style-name="P1">Listing 6.8: shlr.bas </text:p>
      <text:p text:style-name="P1"/>
      <text:p text:style-name="P1"><text:tab/>Analysis: Line declares the working variables, myInt which will be he value that isshifted, and i for use in the For-Next loop. Line 8 through 11 shift myInt left 16 times, 1 bitposition each time, and prints the result. Line 15 through 19 then shift the variable right16 times and prints the result. The program is closed in the usual way. </text:p>
      <text:p text:style-name="P1"/>
      <text:p text:style-name="P1">Running the program produces the following output. </text:p>
      <text:p text:style-name="P1"/>
      <text:p text:style-name="P1">Shifting left... </text:p>
      <text:p text:style-name="P1">myInt = 1 </text:p>
      <text:p text:style-name="P1">myInt = 2 </text:p>
      <text:p text:style-name="P1">myInt = 4 </text:p>
      <text:p text:style-name="P1">myInt = 8 </text:p>
      <text:p text:style-name="P1">myInt = 16 </text:p>
      <text:p text:style-name="P1">myInt = 32 </text:p>
      <text:p text:style-name="P1">myInt = 64 </text:p>
      <text:p text:style-name="P1">myInt = 128 </text:p>
      <text:p text:style-name="P1">myInt = 256 </text:p>
      <text:p text:style-name="P1"/>
      <text:p text:style-name="P1"/>
      <text:p text:style-name="P1">Shifting right... </text:p>
      <text:p text:style-name="P1">myInt = 256 </text:p>
      <text:p text:style-name="P1">myInt = 128 </text:p>
      <text:p text:style-name="P1"><text:soft-page-break/>myInt = 64 </text:p>
      <text:p text:style-name="P1">myInt = 32 </text:p>
      <text:p text:style-name="P1"/>
      <text:p text:style-name="P1"/>
      <text:p text:style-name="P1">myInt = 16 </text:p>
      <text:p text:style-name="P1">myInt = 8 </text:p>
      <text:p text:style-name="P1">myInt = 4 </text:p>
      <text:p text:style-name="P1">myInt = 2 </text:p>
      <text:p text:style-name="P1">myInt = 1 </text:p>
      <text:p text:style-name="P1"/>
      <text:p text:style-name="P1"/>
      <text:p text:style-name="P1">Output 6.4: Output of shlr.bas </text:p>
      <text:p text:style-name="P1"/>
      <text:p text:style-name="P1">As you can see from the output, shifting left multiplies the value by 2 and shiftingright divides the value by 2. </text:p>
      <text:p text:style-name="P1"/>
      <text:p text:style-name="P1">Bitwise Macros </text:p>
      <text:p text:style-name="P1"/>
      <text:p text:style-name="P1">FreeBasic has several built-in macros for retrieving and setting bit and byte datafrom a variable. The following tables lists the macros, the syntax and their definitions. </text:p>
      <text:p text:style-name="P1"/>
      <text:p text:style-name="P1">Macro Syntax Definition </text:p>
      <text:p text:style-name="P1">Hiword B = Hiword(variable) #define Hiword(x) (CUInt(x) shr 16) </text:p>
      <text:p text:style-name="P1">Loword B = Loword(variable) #define Loword(x) (CUInt(x) and 65535) </text:p>
      <text:p text:style-name="P1">Hibyte B = Hibyte(variable) #define Hibyte(x) ((CUint(x) and 65280)</text:p>
      <text:p text:style-name="P1">shr 8) </text:p>
      <text:p text:style-name="P1">Lobyte B = Lobyte(variable) #define Lobyte( x ) ( CUint( x ) and 255 ) </text:p>
      <text:p text:style-name="P1">Bit B = Bit( variable, bit_number) </text:p>
      <text:p text:style-name="P1">#define Bit( x, bit_number ) (((x) and (1shl (bit_number))) &gt; 0) </text:p>
      <text:p text:style-name="P1">Bitset B = Bitset(variable,</text:p>
      <text:p text:style-name="P1">bit_number) </text:p>
      <text:p text:style-name="P1">#define Bitset( x, bit_number ) ((x) or (1shl (bit_number))) </text:p>
      <text:p text:style-name="P1">Bitreset B = Bitreset(variable,</text:p>
      <text:p text:style-name="P1">bit_number) </text:p>
      <text:p text:style-name="P1">#define Bitreset( x, bit_number ) ((x) andnot (1 shl (bit_number))) </text:p>
      <text:p text:style-name="P1"/>
      <text:p text:style-name="P1">Table 6.4: Bitwise Macros </text:p>
      <text:p text:style-name="P1"/>
      <text:p text:style-name="P1">The Hiword macro returns the leftmost two bytes of an integer and the Lowordmacro returns the the rightmost two bytes. The Hibyte macro returns the leftmost eightbits of a an integer and the Lobyte returns the rightmost eight bits. </text:p>
      <text:p text:style-name="P1"/>
      <text:p text:style-name="P1">The Bit macro returns a -1 if a bit at position bit_number is a 1, otherwise it returnsa 0. The Bitset macro sets the bit at position bit_number to 1 and returns the number,</text:p>
      <text:p text:style-name="P1">and the Bitreset macro sets the bit at position bit_number to 0 and returns the number.</text:p>
      <text:p text:style-name="P1">The rightmost bit is bit 0 following the binary numbering scheme. </text:p>
      <text:p text:style-name="P1"/>
      <text:p text:style-name="P1">Caution Bitwise operators will only work correctly on byte and integer-type data. Asingle or double-type variable that is passed to a bitwise operator will be <text:soft-page-break/>implicitlyconverted to an integer, which may result in precision loss. </text:p>
      <text:p text:style-name="P1"/>
      <text:p text:style-name="P1"/>
      <text:p text:style-name="P1">These macros are useful when working with third party libraries such as theWindows API, where several pieces of information are stored in a single data type. </text:p>
      <text:p text:style-name="P1"/>
      <text:h text:style-name="Heading_20_2" text:outline-level="2">A Look Ahead </text:h>
      <text:p text:style-name="P1"/>
      <text:p text:style-name="P1">In addition to the arithmetic and bitwise operators, FreeBasic has a set ofmathematical functions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Bitwise Operators </dc:title>
    <dc:date>2016-02-24T22:06:09.999000000</dc:date>
    <meta:editing-duration>PT5M25S</meta:editing-duration>
    <meta:editing-cycles>2</meta:editing-cycles>
    <meta:generator>LibreOffice/5.1.0.3$Windows_x86 LibreOffice_project/5e3e00a007d9b3b6efb6797a8b8e57b51ab1f737</meta:generator>
    <meta:document-statistic meta:table-count="0" meta:image-count="0" meta:object-count="0" meta:page-count="16" meta:paragraph-count="469" meta:word-count="3772" meta:character-count="20267" meta:non-whitespace-character-count="16532"/>
    <meta:template xlink:type="simple" xlink:actuate="onRequest" xlink:title="" xlink:href="../fbeginnerm.odm" meta:date="2016-01-15T18:42:38.047000000"/>
  </office:meta>
</office:document-meta>
</file>